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097db"/>
    </style:style>
    <style:style style:name="gr2" style:family="graphic" style:parent-style-name="standard">
      <style:graphic-properties draw:stroke="none" svg:stroke-width="0cm" draw:fill-color="#0097db"/>
    </style:style>
    <style:style style:name="gr3" style:family="graphic" style:parent-style-name="standard">
      <style:graphic-properties draw:stroke="none" svg:stroke-width="0cm" draw:fill-color="#5cbcec"/>
    </style:style>
    <style:style style:name="gr4" style:family="graphic" style:parent-style-name="standard">
      <style:graphic-properties draw:stroke="none" svg:stroke-width="0cm" draw:fill-color="#007bb5"/>
    </style:style>
    <style:style style:name="gr5" style:family="graphic" style:parent-style-name="standard">
      <style:graphic-properties draw:stroke="none" svg:stroke-width="0cm" draw:fill-color="#0093d7"/>
    </style:style>
    <style:style style:name="gr6" style:family="graphic" style:parent-style-name="standard">
      <style:graphic-properties draw:stroke="none" svg:stroke-width="0cm" draw:fill-color="#8dcaef"/>
    </style:style>
    <style:style style:name="gr7" style:family="graphic" style:parent-style-name="standard">
      <style:graphic-properties draw:stroke="none" svg:stroke-width="0cm" draw:fill-color="#1f1a17"/>
    </style:style>
    <style:style style:name="gr8" style:family="graphic" style:parent-style-name="standard">
      <style:graphic-properties draw:stroke="none" svg:stroke-width="0cm" draw:fill-color="#ffffff"/>
    </style:style>
  </office:automatic-styles>
  <office:body>
    <office:drawing>
      <draw:page draw:name="page1" draw:style-name="dp1" draw:master-page-name="Default">
        <draw:g>
          <draw:glue-point draw:id="4" svg:x="0cm" svg:y="-5cm"/>
          <draw:glue-point draw:id="5" svg:x="-0.635cm" svg:y="5cm"/>
          <draw:glue-point draw:id="6" svg:x="-5cm" svg:y="-2.633cm"/>
          <draw:glue-point draw:id="7" svg:x="-5cm" svg:y="2.635cm"/>
          <draw:glue-point draw:id="8" svg:x="-5cm" svg:y="0.001cm"/>
          <draw:glue-point draw:id="9" svg:x="5cm" svg:y="-2.633cm"/>
          <draw:glue-point draw:id="10" svg:x="5cm" svg:y="2.635cm"/>
          <draw:glue-point draw:id="11" svg:x="5cm" svg:y="0.001cm"/>
          <draw:glue-point draw:id="12" svg:x="-0.079cm" svg:y="0.001cm"/>
          <draw:polygon draw:style-name="gr1" draw:layer="layout" svg:width="3.358cm" svg:height="1.155cm" svg:x="0.01cm" svg:y="0.835cm" svg:viewBox="0 0 3359 1156" draw:points="3359,578 3357,608 3350,637 3339,666 3325,694 3305,722 3284,750 3257,776 3226,803 3193,829 3156,853 3116,878 3072,901 3024,924 2975,946 2923,967 2866,986 2808,1006 2747,1024 2684,1041 2618,1057 2550,1072 2480,1086 2407,1099 2333,1110 2256,1121 2179,1130 2099,1138 2017,1144 1935,1149 1851,1153 1765,1155 1679,1156 1593,1155 1508,1153 1424,1149 1341,1144 1259,1138 1180,1130 1102,1121 1026,1110 951,1099 879,1086 808,1072 740,1057 674,1041 611,1024 550,1006 492,986 436,967 383,946 334,924 286,901 243,878 202,853 166,829 132,803 102,776 74,750 53,722 34,694 19,666 8,637 1,608 0,578 1,548 8,518 19,489 34,461 53,433 74,406 102,380 132,353 166,328 202,302 243,278 286,255 334,232 383,210 436,189 492,169 550,150 611,132 674,115 740,99 808,83 879,69 951,57 1026,45 1102,35 1180,26 1259,19 1341,11 1424,7 1508,3 1593,1 1679,0 1765,1 1851,3 1935,7 2017,11 2099,19 2179,26 2256,35 2333,45 2407,57 2480,69 2550,83 2618,99 2684,115 2747,132 2808,150 2866,169 2923,189 2975,210 3024,232 3072,255 3116,278 3156,302 3193,328 3226,353 3257,380 3284,406 3305,433 3325,461 3339,489 3350,518 3357,548">
            <text:p/>
          </draw:polygon>
          <draw:polygon draw:style-name="gr2" draw:layer="layout" svg:width="3.364cm" svg:height="0.824cm" svg:x="0.005cm" svg:y="0.603cm" svg:viewBox="0 0 3365 825" draw:points="0,0 0,825 3364,825 3365,0">
            <text:p/>
          </draw:polygon>
          <draw:polygon draw:style-name="gr3" draw:layer="layout" svg:width="3.358cm" svg:height="1.155cm" svg:x="0.01cm" svg:y="0.01cm" svg:viewBox="0 0 3359 1156" draw:points="3359,578 3357,607 3350,636 3339,666 3325,694 3305,722 3284,749 3257,776 3226,802 3193,828 3156,853 3116,877 3072,900 3024,923 2975,945 2923,966 2866,985 2808,1005 2747,1023 2684,1040 2618,1056 2550,1072 2480,1085 2407,1098 2333,1110 2256,1120 2179,1129 2099,1137 2017,1144 1935,1148 1851,1153 1765,1154 1679,1156 1593,1154 1508,1153 1424,1148 1341,1144 1259,1137 1180,1129 1102,1120 1026,1110 951,1098 879,1085 808,1072 740,1056 674,1040 611,1023 550,1005 492,985 436,966 383,945 334,923 286,900 243,877 202,853 166,828 132,802 102,776 74,749 53,722 34,694 19,666 8,636 1,607 0,578 1,547 8,518 19,489 34,461 53,433 74,405 102,379 132,352 166,327 202,302 243,277 286,255 334,231 383,210 436,189 492,169 550,149 611,131 674,115 740,98 808,83 879,70 951,56 1026,45 1102,35 1180,26 1259,18 1341,11 1424,6 1508,2 1593,0 1679,0 1765,0 1851,2 1935,6 2017,11 2099,18 2179,26 2256,35 2333,45 2407,56 2480,70 2550,83 2618,98 2684,115 2747,131 2808,149 2866,169 2923,189 2975,210 3024,231 3072,255 3116,277 3156,302 3193,327 3226,352 3257,379 3284,405 3305,433 3325,461 3339,489 3350,518 3357,547">
            <text:p/>
          </draw:polygon>
          <draw:polygon draw:style-name="gr4" draw:layer="layout" svg:width="1.02cm" svg:height="0.981cm" svg:x="0.01cm" svg:y="0.881cm" svg:viewBox="0 0 1021 982" draw:points="627,173 1021,0 965,8 910,17 856,28 804,38 754,50 703,61 655,74 608,87 562,100 518,114 474,129 433,144 394,160 356,176 320,193 285,210 252,227 221,245 192,263 164,281 139,301 115,320 94,340 75,360 58,380 42,402 29,423 19,444 10,465 4,487 1,510 0,532 1,549 3,565 6,582 11,599 17,615 25,632 34,647 44,664 55,680 68,695 82,711 97,726 114,741 131,756 150,771 170,785 190,799 213,813 236,827 260,841 285,853 312,867 339,880 367,892 397,904 426,916 458,928 490,939 522,950 556,961 591,972 627,982">
            <text:p/>
          </draw:polygon>
          <draw:polygon draw:style-name="gr4" draw:layer="layout" svg:width="1.658cm" svg:height="0.824cm" svg:x="0.005cm" svg:y="0.603cm" svg:viewBox="0 0 1659 825" draw:points="631,451 1659,0 0,0 0,825 631,825">
            <text:p/>
          </draw:polygon>
          <draw:polygon draw:style-name="gr5" draw:layer="layout" svg:width="2.72cm" svg:height="1.033cm" svg:x="0.01cm" svg:y="0.01cm" svg:viewBox="0 0 2721 1034" draw:points="2721,125 2693,117 2666,110 2638,103 2609,96 2581,90 2551,84 2522,78 2492,72 2462,66 2431,61 2400,55 2369,50 2337,46 2305,41 2272,36 2240,33 2207,29 2173,25 2140,21 2106,18 2072,16 2037,12 2003,10 1968,8 1933,6 1898,4 1861,2 1825,1 1789,1 1753,0 1717,0 1680,0 1593,0 1508,2 1424,6 1341,11 1260,18 1180,26 1102,35 1026,45 951,56 879,70 808,83 740,98 674,115 611,131 550,149 492,169 436,189 383,210 334,231 286,254 243,277 202,302 166,327 132,352 102,379 74,405 53,433 34,461 19,489 8,518 1,547 0,577 1,594 3,612 6,628 11,646 18,663 25,679 34,696 46,712 58,728 71,744 85,760 101,776 118,791 137,806 155,821 177,835 198,850 221,864 245,878 270,892 296,905 324,918 352,931 381,944 412,956 443,968 476,980 509,991 543,1002 577,1013 613,1024 650,1034">
            <text:p/>
          </draw:polygon>
          <draw:polygon draw:style-name="gr6" draw:layer="layout" svg:width="1.7cm" svg:height="0.587cm" svg:x="1.679cm" svg:y="1.413cm" svg:viewBox="0 0 1701 588" draw:points="10,588 53,588 96,587 140,586 182,585 224,583 266,580 308,578 349,576 390,573 431,570 471,565 511,561 549,557 589,553 627,547 665,542 702,536 740,530 776,524 812,518 848,511 883,504 917,496 952,489 985,480 1017,472 1050,464 1081,455 1097,451 1112,446 1127,442 1142,437 1157,432 1172,427 1187,423 1201,418 1215,413 1229,408 1243,403 1257,397 1270,392 1284,387 1297,382 1310,376 1323,371 1335,365 1349,360 1361,355 1373,349 1384,343 1396,338 1408,332 1419,326 1430,319 1441,314 1452,308 1463,302 1472,295 1483,290 1493,283 1503,277 1512,271 1521,264 1531,258 1540,252 1548,245 1556,239 1564,232 1573,226 1580,219 1588,212 1595,205 1602,199 1609,192 1615,185 1622,178 1628,171 1634,164 1640,157 1646,150 1650,143 1655,136 1660,128 1665,121 1669,114 1673,106 1677,98 1680,91 1683,84 1686,77 1689,69 1691,62 1694,53 1695,46 1697,39 1698,31 1699,22 1700,15 1701,7 1701,0 1680,0 1679,7 1679,13 1679,20 1678,27 1677,34 1675,41 1674,48 1672,56 1670,62 1667,70 1664,76 1661,83 1658,90 1655,96 1651,103 1647,110 1643,117 1639,124 1634,131 1629,138 1624,144 1618,151 1613,157 1606,164 1601,171 1595,177 1589,184 1581,190 1574,197 1566,203 1559,210 1551,217 1544,223 1535,229 1527,235 1518,241 1509,248 1500,254 1491,260 1481,266 1472,272 1463,278 1452,284 1441,290 1431,295 1421,302 1410,307 1399,313 1387,319 1375,324 1364,330 1352,336 1340,341 1327,347 1316,352 1302,357 1290,363 1276,368 1263,373 1250,378 1236,384 1223,388 1209,393 1195,398 1180,403 1166,408 1151,413 1137,417 1122,422 1106,426 1091,431 1075,435 1045,444 1013,453 980,461 947,469 913,477 879,484 844,491 809,497 773,504 737,510 700,516 662,522 624,527 586,532 547,537 508,541 469,545 428,549 389,552 347,555 306,558 265,561 223,562 182,564 139,565 96,567 53,567 10,567 8,567 8,567 7,567 6,568 4,568 4,569 3,570 2,570 1,572 0,573 0,575 0,577 0,579 0,581 1,583 2,585 3,585 4,586 4,586 6,587 7,587 8,588 8,588">
            <text:p/>
          </draw:polygon>
          <draw:polygon draw:style-name="gr6" draw:layer="layout" svg:width="1.689cm" svg:height="0.587cm" svg:x="0cm" svg:y="1.413cm" svg:viewBox="0 0 1690 588" draw:points="0,0 0,7 0,15 0,22 2,31 2,39 4,46 6,53 8,62 11,69 13,77 16,84 19,91 23,98 26,106 30,114 35,121 39,128 44,136 49,143 54,150 59,157 65,164 71,171 77,178 84,185 90,192 97,199 105,205 112,212 120,219 127,226 135,232 143,239 151,245 160,252 169,258 178,264 188,271 197,277 207,283 216,290 227,295 237,302 248,308 258,314 270,319 281,326 292,332 303,338 315,343 327,349 339,355 351,360 364,365 377,371 389,376 402,382 415,387 429,392 442,397 456,403 470,408 484,413 498,418 512,423 528,427 542,432 557,437 572,442 587,446 602,451 618,455 649,464 681,472 715,480 748,489 782,496 816,504 851,511 887,518 923,524 959,530 997,536 1034,542 1072,547 1111,553 1150,557 1188,561 1228,565 1269,570 1309,573 1350,576 1391,578 1433,580 1475,583 1518,585 1560,586 1603,587 1646,588 1690,588 1690,567 1646,567 1603,567 1560,565 1518,564 1476,562 1434,561 1393,558 1352,555 1311,552 1271,549 1230,545 1191,541 1152,537 1113,532 1074,527 1037,522 999,516 962,510 926,504 891,497 855,491 820,484 786,477 752,469 719,461 686,453 655,444 624,435 608,431 593,426 578,422 563,417 548,413 534,408 519,403 504,398 491,393 477,388 464,384 449,378 436,373 423,368 410,363 397,357 384,352 372,347 360,341 347,336 335,330 323,324 313,319 301,313 290,307 279,302 268,295 258,290 248,284 237,278 227,272 218,266 208,260 199,254 190,248 181,241 172,235 164,229 155,223 148,217 140,210 133,203 125,197 118,190 111,184 105,177 98,171 93,164 86,157 81,151 75,144 71,138 65,131 61,124 57,117 53,110 48,103 44,96 41,90 38,83 35,76 32,70 30,62 28,56 26,48 24,41 23,34 22,27 21,20 20,13 20,7 19,0">
            <text:p/>
          </draw:polygon>
          <draw:polygon draw:style-name="gr7" draw:layer="layout" svg:width="1.105cm" svg:height="0.375cm" svg:x="1.732cm" svg:y="0.168cm" svg:viewBox="0 0 1106 376" draw:points="0,292 247,376 832,141 1106,208 961,0 257,0 551,72">
            <text:p/>
          </draw:polygon>
          <draw:polygon draw:style-name="gr7" draw:layer="layout" svg:width="1.104cm" svg:height="0.374cm" svg:x="0.525cm" svg:y="0.616cm" svg:viewBox="0 0 1105 375" draw:points="1105,82 858,0 272,234 0,167 143,375 847,375 553,302">
            <text:p/>
          </draw:polygon>
          <draw:polygon draw:style-name="gr7" draw:layer="layout" svg:width="1.105cm" svg:height="0.375cm" svg:x="1.696cm" svg:y="0.642cm" svg:viewBox="0 0 1106 376" draw:points="1106,293 858,376 272,141 0,208 144,0 849,0 554,72">
            <text:p/>
          </draw:polygon>
          <draw:polygon draw:style-name="gr6" draw:layer="layout" svg:width="0.02cm" svg:height="0.011cm" svg:x="3.358cm" svg:y="0.588cm" svg:viewBox="0 0 21 12" draw:points="21,12 21,0 0,0 0,12">
            <text:p/>
          </draw:polygon>
          <draw:polygon draw:style-name="gr6" draw:layer="layout" svg:width="0.02cm" svg:height="0.829cm" svg:x="3.358cm" svg:y="0.598cm" svg:viewBox="0 0 21 830" draw:points="21,830 21,0 0,0 0,830">
            <text:p/>
          </draw:polygon>
          <draw:polygon draw:style-name="gr6" draw:layer="layout" svg:width="0.02cm" svg:height="0.011cm" svg:x="3.358cm" svg:y="1.427cm" svg:viewBox="0 0 21 12" draw:points="0,0 0,12 21,12 21,0">
            <text:p/>
          </draw:polygon>
          <draw:polygon draw:style-name="gr8" draw:layer="layout" svg:width="1.105cm" svg:height="0.375cm" svg:x="1.753cm" svg:y="0.188cm" svg:viewBox="0 0 1106 376" draw:points="0,293 246,376 833,141 1106,208 961,0 256,0 551,72">
            <text:p/>
          </draw:polygon>
          <draw:polygon draw:style-name="gr8" draw:layer="layout" svg:width="1.105cm" svg:height="0.374cm" svg:x="0.545cm" svg:y="0.637cm" svg:viewBox="0 0 1106 375" draw:points="1106,82 858,0 273,234 0,167 144,375 849,375 554,303">
            <text:p/>
          </draw:polygon>
          <draw:polygon draw:style-name="gr8" draw:layer="layout" svg:width="1.106cm" svg:height="0.375cm" svg:x="1.716cm" svg:y="0.662cm" svg:viewBox="0 0 1107 376" draw:points="1107,294 858,376 274,141 0,208 144,0 849,0 554,72">
            <text:p/>
          </draw:polygon>
          <draw:polygon draw:style-name="gr7" draw:layer="layout" svg:width="1.105cm" svg:height="0.375cm" svg:x="0.585cm" svg:y="0.157cm" svg:viewBox="0 0 1106 376" draw:points="0,82 247,0 833,234 1106,167 962,376 256,376 552,303">
            <text:p/>
          </draw:polygon>
          <draw:polygon draw:style-name="gr8" draw:layer="layout" svg:width="1.106cm" svg:height="0.375cm" svg:x="0.605cm" svg:y="0.177cm" svg:viewBox="0 0 1107 376" draw:points="0,82 248,0 832,234 1107,167 962,376 257,376 552,303">
            <text:p/>
          </draw:polygon>
          <draw:polygon draw:style-name="gr6" draw:layer="layout" svg:width="1.7cm" svg:height="0.587cm" svg:x="1.679cm" svg:y="0.588cm" svg:viewBox="0 0 1701 588" draw:points="10,588 53,588 96,587 140,586 182,585 224,583 266,581 308,579 349,576 390,573 431,569 471,566 511,561 549,557 589,553 627,547 665,542 702,537 740,531 776,524 812,518 848,511 883,504 917,496 952,489 985,480 1017,473 1050,464 1081,455 1097,450 1112,447 1127,442 1142,437 1157,432 1172,428 1187,422 1201,417 1215,413 1229,407 1243,403 1257,397 1270,393 1284,387 1297,382 1310,376 1323,371 1335,366 1349,361 1361,355 1373,349 1384,343 1396,337 1408,331 1419,326 1430,320 1441,314 1452,308 1463,302 1472,296 1483,290 1493,283 1503,277 1512,271 1521,264 1531,259 1540,252 1548,245 1556,238 1564,232 1573,226 1580,219 1588,212 1595,205 1602,199 1609,192 1615,184 1622,178 1628,171 1634,164 1640,157 1646,150 1650,143 1655,135 1660,129 1665,121 1669,114 1673,106 1677,98 1680,91 1683,84 1686,77 1689,69 1691,61 1694,53 1695,46 1697,39 1698,31 1699,23 1700,15 1701,7 1701,0 1680,0 1679,7 1679,13 1679,21 1678,28 1677,35 1675,41 1674,48 1672,55 1670,62 1667,69 1664,77 1661,83 1658,90 1655,97 1651,104 1647,110 1643,117 1639,124 1634,131 1629,138 1624,144 1618,151 1613,157 1606,164 1601,171 1595,178 1589,183 1581,190 1574,197 1566,203 1559,210 1551,217 1544,223 1535,228 1527,235 1518,241 1509,247 1500,254 1491,260 1481,266 1472,272 1463,277 1452,284 1441,290 1431,296 1421,302 1410,308 1399,314 1387,319 1375,324 1364,330 1352,336 1340,341 1327,347 1316,352 1302,357 1290,363 1276,368 1263,373 1250,378 1236,383 1223,388 1209,393 1195,399 1180,403 1166,407 1151,412 1137,417 1122,422 1106,426 1091,431 1075,435 1045,444 1013,452 980,460 947,468 913,476 879,484 844,491 809,497 773,504 737,510 700,516 662,522 624,527 586,532 547,537 508,541 469,546 428,549 389,553 347,555 306,558 265,560 223,562 182,564 139,565 96,566 53,567 10,567 8,567 8,567 7,568 6,568 4,568 4,569 3,569 2,570 1,572 0,573 0,575 0,578 0,579 0,581 1,583 2,585 3,585 4,586 4,586 6,587 7,587 8,588 8,588">
            <text:p/>
          </draw:polygon>
          <draw:polygon draw:style-name="gr6" draw:layer="layout" svg:width="1.689cm" svg:height="0.598cm" svg:x="0cm" svg:y="0.577cm" svg:viewBox="0 0 1690 599" draw:points="0,10 0,18 0,26 0,33 2,41 2,49 4,57 6,64 8,72 11,80 13,87 16,95 19,101 23,109 26,117 30,125 35,132 39,139 44,146 49,153 54,161 59,168 65,175 71,182 77,189 84,195 90,202 97,210 105,216 112,223 120,229 127,236 135,243 143,249 151,256 160,263 169,270 178,275 188,282 197,288 207,294 216,301 227,307 237,313 248,319 258,325 270,331 281,337 292,342 303,348 315,354 327,359 339,365 351,371 364,376 377,382 389,387 402,393 415,398 429,404 442,408 456,413 470,418 484,424 498,428 512,433 528,439 542,443 557,448 572,453 587,457 602,461 618,466 649,475 681,484 715,491 748,499 782,507 816,515 851,522 887,529 923,535 959,542 997,548 1034,553 1072,558 1111,564 1150,568 1188,572 1228,577 1269,580 1309,584 1350,587 1391,590 1433,592 1475,594 1518,596 1560,597 1603,598 1646,599 1690,599 1690,578 1646,578 1603,577 1560,576 1518,575 1476,573 1434,571 1393,569 1352,566 1311,564 1271,560 1230,557 1191,552 1152,548 1113,543 1074,538 1037,533 999,527 962,521 926,515 891,508 855,502 820,495 786,487 752,479 719,471 686,463 655,455 624,446 608,442 593,437 578,433 563,428 548,423 534,418 519,414 504,410 491,404 477,399 464,394 449,389 436,384 423,379 410,374 397,368 384,363 372,358 360,352 347,347 335,341 323,335 313,329 301,325 290,319 279,313 268,307 258,301 248,295 237,288 227,283 218,277 208,271 199,265 190,258 181,252 172,246 164,239 155,233 148,227 140,221 133,214 125,208 118,201 111,194 105,188 98,181 93,175 86,168 81,162 75,155 71,148 65,141 61,135 57,128 53,121 48,115 44,108 41,100 38,93 35,87 32,80 30,73 28,66 26,59 24,52 23,45 22,39 21,32 20,24 20,17 19,10 19,8 19,7 19,6 19,5 18,4 17,3 17,3 17,2 15,1 13,0 11,0 9,0 7,0 6,0 4,1 2,2 2,3 1,3 0,4 0,5 0,6 0,7 0,8">
            <text:p/>
          </draw:polygon>
          <draw:polygon draw:style-name="gr6" draw:layer="layout" svg:width="1.699cm" svg:height="0.588cm" svg:x="0cm" svg:y="0cm" svg:viewBox="0 0 1700 589" draw:points="1690,0 1646,0 1603,0 1560,1 1518,2 1475,4 1433,7 1391,9 1351,11 1309,14 1269,17 1228,21 1189,26 1150,29 1111,35 1072,40 1034,45 997,51 959,57 923,62 887,69 851,76 816,83 782,91 748,99 715,106 682,114 650,123 618,132 587,141 557,150 542,155 528,160 513,165 498,169 484,174 470,179 456,185 442,190 429,195 415,199 402,205 389,211 377,216 364,222 351,227 339,233 327,239 315,244 303,250 292,256 281,261 270,268 258,274 248,279 237,286 227,292 216,298 207,304 197,310 188,316 178,323 169,329 160,336 151,342 143,349 135,355 127,361 120,369 112,375 105,382 97,389 90,396 84,402 77,409 71,416 65,424 59,431 54,438 49,445 44,452 39,459 35,466 30,474 26,481 23,489 19,496 16,503 13,511 11,519 8,526 6,534 4,542 2,549 2,557 0,565 0,573 0,581 0,589 19,589 20,581 20,574 21,567 22,560 23,553 24,546 26,539 28,532 30,525 32,519 35,511 38,504 41,498 44,491 48,484 53,477 56,471 61,463 65,456 71,450 75,444 81,436 86,430 93,423 98,416 105,410 111,403 118,397 125,391 133,385 140,378 148,371 155,365 164,358 172,352 181,347 190,340 200,333 208,327 218,321 227,315 237,309 248,304 258,297 268,292 279,286 290,280 301,274 313,268 323,263 335,257 347,251 360,246 372,241 384,235 397,230 410,224 423,220 436,214 449,209 464,204 477,199 491,194 504,189 519,184 534,179 548,174 563,169 593,160 624,152 655,144 686,135 719,126 752,118 786,111 820,104 855,97 891,90 926,83 963,77 1000,71 1037,65 1075,61 1113,55 1152,51 1191,46 1230,42 1271,38 1311,35 1352,31 1393,28 1434,26 1476,24 1518,22 1560,21 1603,21 1646,20 1690,20 1691,20 1692,20 1693,20 1694,19 1695,19 1695,18 1696,17 1697,17 1698,15 1699,14 1700,11 1700,10 1700,8 1699,5 1698,4 1697,2 1696,2 1695,1 1695,1 1694,0 1693,0 1692,0 1691,0">
            <text:p/>
          </draw:polygon>
          <draw:polygon draw:style-name="gr6" draw:layer="layout" svg:width="1.689cm" svg:height="0.588cm" svg:x="1.689cm" svg:y="0cm" svg:viewBox="0 0 1690 589" draw:points="1690,589 1690,581 1689,573 1688,565 1687,557 1686,549 1684,542 1683,534 1680,526 1678,519 1675,511 1672,503 1669,496 1666,489 1662,481 1658,474 1654,466 1649,459 1644,452 1639,445 1635,438 1629,431 1623,424 1617,416 1611,409 1604,402 1598,396 1591,389 1584,382 1577,375 1569,369 1562,361 1553,355 1545,349 1537,342 1529,336 1520,329 1510,323 1501,316 1492,310 1482,304 1472,298 1461,292 1452,286 1441,279 1430,274 1419,268 1408,261 1397,256 1385,250 1373,244 1362,239 1350,233 1338,227 1324,222 1312,216 1299,211 1286,205 1273,199 1259,195 1246,190 1232,185 1218,179 1204,174 1190,169 1176,165 1161,160 1147,155 1131,150 1102,141 1070,132 1039,123 1006,114 974,106 941,99 906,91 872,83 837,76 802,69 766,62 729,57 692,51 654,45 616,40 578,35 539,29 500,26 460,21 420,17 380,14 338,11 297,9 255,7 214,4 171,2 129,1 85,0 42,0 0,0 0,20 42,20 85,21 128,21 171,22 213,24 254,26 296,28 337,31 378,35 418,38 458,42 497,46 536,51 575,55 614,61 652,65 689,71 726,77 762,83 798,90 833,97 868,104 902,111 936,118 969,126 1002,135 1034,144 1065,152 1096,160 1126,169 1140,174 1155,179 1169,184 1184,189 1198,194 1212,199 1225,204 1239,209 1253,214 1265,220 1279,224 1291,230 1305,235 1316,241 1329,246 1341,251 1353,257 1365,263 1376,268 1388,274 1399,280 1410,286 1420,292 1430,297 1441,304 1452,309 1461,315 1471,321 1480,327 1490,333 1498,340 1507,347 1516,352 1524,358 1533,365 1540,371 1548,378 1555,385 1563,391 1570,397 1578,403 1584,410 1590,416 1595,423 1602,430 1607,436 1613,444 1618,450 1623,456 1628,463 1632,471 1636,477 1640,484 1644,491 1647,498 1650,504 1653,511 1656,519 1659,525 1661,532 1663,539 1664,546 1666,553 1667,560 1668,567 1668,574 1668,581 1669,589">
            <text:p/>
          </draw:polygon>
          <draw:polygon draw:style-name="gr7" draw:layer="layout" svg:width="0.097cm" svg:height="0.487cm" svg:x="1.292cm" svg:y="1.393cm" svg:viewBox="0 0 98 488" draw:points="0,488 0,0 98,0 98,488">
            <text:p/>
          </draw:polygon>
          <draw:polygon draw:style-name="gr7" draw:layer="layout" svg:width="0.385cm" svg:height="0.487cm" svg:x="1.448cm" svg:y="1.393cm" svg:viewBox="0 0 386 488" draw:points="145,488 145,81 0,81 0,0 386,0 386,81 243,81 243,488">
            <text:p/>
          </draw:polygon>
          <draw:path draw:style-name="gr7" draw:layer="layout" svg:width="0.37cm" svg:height="0.487cm" svg:x="1.897cm" svg:y="1.393cm" svg:viewBox="0 0 371 488" svg:d="m0 488v-488h156c61 0 99 1 117 5 28 8 52 24 71 49 17 24 27 55 27 95 0 30-5 55-17 75-10 21-24 37-41 48-16 12-33 20-50 23-23 6-57 7-102 7h-65v186-407 139h55c38 0 64-3 78-8 13-5 23-13 30-24 7-10 11-24 11-38 0-17-5-32-15-45-11-10-23-17-40-20-12-2-35-4-71-4h-48v407z">
            <text:p/>
          </draw:path>
          <draw:polygon draw:style-name="gr8" draw:layer="layout" svg:width="0.098cm" svg:height="0.487cm" svg:x="1.27cm" svg:y="1.373cm" svg:viewBox="0 0 99 488" draw:points="0,488 0,0 99,0 99,488">
            <text:p/>
          </draw:polygon>
          <draw:polygon draw:style-name="gr8" draw:layer="layout" svg:width="0.385cm" svg:height="0.487cm" svg:x="1.427cm" svg:y="1.373cm" svg:viewBox="0 0 386 488" draw:points="144,488 144,81 0,81 0,0 386,0 386,81 242,81 242,488">
            <text:p/>
          </draw:polygon>
          <draw:path draw:style-name="gr8" draw:layer="layout" svg:width="0.37cm" svg:height="0.487cm" svg:x="1.876cm" svg:y="1.373cm" svg:viewBox="0 0 371 488" svg:d="m0 488v-488h156c60 0 99 0 116 6 29 7 52 23 72 47 17 26 27 57 27 96 0 30-6 55-17 76-10 20-24 36-41 47-16 12-33 20-50 24-23 4-58 6-102 6h-65v186-407 139h55c38 0 64-2 78-8 12-5 23-13 30-23 7-11 10-25 10-39 0-17-4-32-14-45-11-11-23-17-40-20-12-3-35-4-71-4h-48v407z">
            <text:p/>
          </draw:path>
          <draw:polygon draw:style-name="gr6" draw:layer="layout" svg:width="0.02cm" svg:height="0.01cm" svg:x="0cm" svg:y="0.598cm" svg:viewBox="0 0 21 11" draw:points="21,11 21,0 0,0 0,11">
            <text:p/>
          </draw:polygon>
          <draw:polygon draw:style-name="gr6" draw:layer="layout" svg:width="0.02cm" svg:height="0.83cm" svg:x="0cm" svg:y="0.608cm" svg:viewBox="0 0 21 831" draw:points="21,831 21,0 0,0 0,831">
            <text:p/>
          </draw:polygon>
          <draw:polygon draw:style-name="gr6" draw:layer="layout" svg:width="0.02cm" svg:height="0.01cm" svg:x="0cm" svg:y="1.438cm" svg:viewBox="0 0 21 11" draw:points="0,0 0,11 21,11 21,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ITP</dc:title>
    <meta:creation-date>2011-02-07T16:35:54</meta:creation-date>
    <meta:editing-duration>P0D</meta:editing-duration>
    <meta:editing-cycles>1</meta:editing-cycles>
    <meta:document-statistic meta:object-count="33"/>
    <meta:generator>OpenOffice.org/3.3$Linux OpenOffice.org_project/330m20$Build-9567</meta:generator>
  </office:meta>
</office:document-meta>
</file>